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subtitle">
      <style:graphic-properties draw:fill-color="#ffffff" fo:min-height="13.859cm"/>
    </style:style>
    <style:style style:name="pr8" style:family="presentation" style:parent-style-name="Standard-subtitle">
      <style:graphic-properties draw:fill-color="#ffffff" fo:min-height="7.734cm"/>
    </style:style>
    <style:style style:name="pr9" style:family="presentation" style:parent-style-name="Standard-subtitle">
      <style:graphic-properties draw:fill-color="#ffffff" fo:min-height="10.481cm"/>
    </style:style>
    <style:style style:name="pr10" style:family="presentation" style:parent-style-name="Standard-outline1">
      <style:graphic-properties fo:min-height="12.18cm"/>
    </style:style>
    <style:style style:name="P1" style:family="paragraph">
      <style:text-properties fo:font-size="32pt"/>
    </style:style>
    <style:style style:name="P2" style:family="paragraph">
      <style:paragraph-properties fo:line-height="150%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8pt" style:font-size-asian="28pt" style:font-size-complex="28pt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fo:font-size="18pt" style:font-size-asian="18pt" style:font-size-complex="18pt"/>
    </style:style>
    <style:style style:name="P7" style:family="paragraph">
      <style:paragraph-properties fo:text-align="start"/>
      <style:text-properties fo:font-size="26pt" style:font-size-asian="26pt" style:font-size-complex="26pt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script Module Pattern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„</text:span><text:span text:style-name="T1">Inspirational Quote Here“ </text:span></text:p>
            <text:p><text:span text:style-name="T1"><text:tab/></text:span><text:span text:style-name="T1"><text:tab/></text:span><text:span text:style-name="T2">- Some Relevant Pers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<text:span text:style-name="T3">Module Pattern – An Overview</text:span></text:p>
              </text:list-item>
              <text:list-item>
                <text:p text:style-name="P2">Advantages of the Module Pattern</text:p>
              </text:list-item>
              <text:list-item>
                <text:p text:style-name="P2">Disadvantages of the Module Pattern</text:p>
              </text:list-item>
              <text:list-item>
                <text:p text:style-name="P2">Our Application: Tic Tac Toe</text:p>
              </text:list-item>
              <text:list-item>
                <text:p text:style-name="P2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ule Pattern – An Overview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way to emulate classes</text:p>
              </text:list-item>
              <text:list-item>
                <text:p>Allows public and private methods / variables</text:p>
              </text:list-item>
              <text:list-item>
                <text:p>Uses function scope to provide privacy and state</text:p>
              </text:list-item>
              <text:list-item>
                <text:p>More bulletpoi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ule Pattern – An Overview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way to emulate classes</text:p>
              </text:list-item>
              <text:list-item>
                <text:p>Allows public and private methods / variables</text:p>
              </text:list-item>
              <text:list-item>
                <text:p>Uses function scope to provide privacy and state</text:p>
              </text:list-item>
              <text:list-item>
                <text:p>More bulletpoi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ule Pattern - Example</text:p>
          </draw:text-box>
        </draw:frame>
        <draw:frame presentation:style-name="pr7" draw:text-style-name="P4" draw:layer="layout" svg:width="25.199cm" svg:height="13.859cm" svg:x="1.4cm" svg:y="4.91cm" presentation:class="subtitle" presentation:user-transformed="true">
          <draw:text-box>
            <text:p text:style-name="P3"><text:span text:style-name="T4">var exampleModule = (function() {</text:span></text:p>
            <text:p text:style-name="P3"><text:span text:style-name="T4"><text:tab/></text:span></text:p>
            <text:p text:style-name="P3"><text:span text:style-name="T4">}(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ule Pattern - Example</text:p>
          </draw:text-box>
        </draw:frame>
        <draw:frame presentation:style-name="pr7" draw:text-style-name="P4" draw:layer="layout" svg:width="25.199cm" svg:height="13.859cm" svg:x="1.4cm" svg:y="4.91cm" presentation:class="subtitle" presentation:user-transformed="true">
          <draw:text-box>
            <text:p text:style-name="P3"><text:span text:style-name="T4">var exampleModule = (function() {</text:span></text:p>
            <text:p text:style-name="P3"><text:span text:style-name="T4"><text:tab/></text:span><text:span text:style-name="T4">var object = {};</text:span></text:p>
            <text:p text:style-name="P3"><text:span text:style-name="T4"/></text:p>
            <text:p text:style-name="P3"><text:span text:style-name="T4"><text:tab/></text:span><text:span text:style-name="T4">var privateVariable = …;</text:span></text:p>
            <text:p text:style-name="P3"><text:span text:style-name="T4"/></text:p>
            <text:p text:style-name="P3"><text:span text:style-name="T4"><text:tab/></text:span><text:span text:style-name="T4">object.variableName = …;</text:span></text:p>
            <text:p text:style-name="P3"><text:span text:style-name="T4"><text:tab/></text:span><text:span text:style-name="T4">object.functionName = function() {…};</text:span></text:p>
            <text:p text:style-name="P3"><text:span text:style-name="T4"/></text:p>
            <text:p text:style-name="P3"><text:span text:style-name="T4"><text:tab/></text:span><text:span text:style-name="T4">return object;</text:span></text:p>
            <text:p text:style-name="P3"><text:span text:style-name="T4">}(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8" draw:text-style-name="P6" draw:layer="layout" svg:width="12.4cm" svg:height="7.734cm" svg:x="0.6cm" svg:y="0.666cm">
          <draw:text-box>
            <text:p text:style-name="P3"><text:span text:style-name="T5">var exampleModule = (function() {</text:span></text:p>
            <text:p text:style-name="P3"><text:span text:style-name="T5"><text:tab/></text:span><text:span text:style-name="T5">var object = {};</text:span></text:p>
            <text:p text:style-name="P3"><text:span text:style-name="T5"/></text:p>
            <text:p text:style-name="P3"><text:span text:style-name="T5"><text:tab/></text:span><text:span text:style-name="T5">var privateVariable = …;</text:span></text:p>
            <text:p text:style-name="P3"><text:span text:style-name="T5"/></text:p>
            <text:p text:style-name="P3"><text:span text:style-name="T5"><text:tab/></text:span><text:span text:style-name="T5">object.variableName = …;</text:span></text:p>
            <text:p text:style-name="P3"><text:span text:style-name="T5"><text:tab/></text:span><text:span text:style-name="T5">object.functionName = function() {…};</text:span></text:p>
            <text:p text:style-name="P3"><text:span text:style-name="T5"/></text:p>
            <text:p text:style-name="P3"><text:span text:style-name="T5"><text:tab/></text:span><text:span text:style-name="T5">return object;</text:span></text:p>
            <text:p text:style-name="P3"><text:span text:style-name="T5">}());</text:span></text:p>
          </draw:text-box>
        </draw:frame>
        <draw:frame presentation:style-name="pr9" draw:text-style-name="P7" draw:layer="layout" svg:width="17.015cm" svg:height="10.481cm" svg:x="8.385cm" svg:y="8.2cm">
          <draw:text-box>
            <text:p text:style-name="P3"><text:span text:style-name="T6">More detailed examples he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ule Patter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ore overview stuff here (e.g. how to include <text:s/>globals[function argument]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vanced Module Pattern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tuff from <text:a xlink:href="http://www.adequatelygood.com/JavaScript-Module-Pattern-In-Depth.html">http://www.adequatelygood.com/JavaScript-Module-Pattern-In-Depth.html</text:a></text:p>
              </text:list-item>
              <text:list-item>
                <text:p>Module Pattern with several files</text:p>
              </text:list-item>
              <text:list-item>
                <text:p>Load Order</text:p>
              </text:list-item>
              <text:list-item>
                <text:p>Private scope over several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Module Pattern – An Overview</text:p>
              </text:list-item>
              <text:list-item>
                <text:p text:style-name="P2"><text:span text:style-name="T3">Advantages of the Module Pattern</text:span></text:p>
              </text:list-item>
              <text:list-item>
                <text:p text:style-name="P2">Disadvantages of the Module Pattern</text:p>
              </text:list-item>
              <text:list-item>
                <text:p text:style-name="P2">Our Application: Tic Tac Toe</text:p>
              </text:list-item>
              <text:list-item>
                <text:p text:style-name="P2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 text:style-name="P2">Advantages of the Module Pattern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ork independently of the rest of the code (can be changed/removed/added easily with little impact on the rest of code[except public part])</text:p>
              </text:list-item>
              <text:list-item>
                <text:p>Keeps variables out of global space (no varname conflict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Module Pattern – An Overview</text:p>
              </text:list-item>
              <text:list-item>
                <text:p text:style-name="P2">Advantages of the Module Pattern</text:p>
              </text:list-item>
              <text:list-item>
                <text:p text:style-name="P2"><text:span text:style-name="T3">Disadvantages of the Module Pattern</text:span></text:p>
              </text:list-item>
              <text:list-item>
                <text:p text:style-name="P2">Our Application: Tic Tac Toe</text:p>
              </text:list-item>
              <text:list-item>
                <text:p text:style-name="P2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advantages of the Module Patter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o inheritance</text:p>
              </text:list-item>
              <text:list-item>
                <text:p>More disadvant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Module Pattern – An Overview</text:p>
              </text:list-item>
              <text:list-item>
                <text:p text:style-name="P2">Advantages of the Module Pattern</text:p>
              </text:list-item>
              <text:list-item>
                <text:p text:style-name="P2">Disadvantages of the Module Pattern</text:p>
              </text:list-item>
              <text:list-item>
                <text:p text:style-name="P2"><text:span text:style-name="T3">Our Application: Tic Tac Toe</text:span></text:p>
              </text:list-item>
              <text:list-item>
                <text:p text:style-name="P2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 text:style-name="P2">Our Application: Tic Tac Toe</text:p>
              </text:list-header>
            </text:list>
          </draw:text-box>
        </draw:frame>
        <draw:frame presentation:style-name="pr10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emonstration of the app</text:p>
              </text:list-item>
              <text:list-item>
                <text:p>Code excerpts(few)</text:p>
              </text:list-item>
              <text:list-item>
                <text:p>How the Module Pattern helped us achieve this and why it was usefu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Module Pattern – An Overview</text:p>
              </text:list-item>
              <text:list-item>
                <text:p text:style-name="P2">Advantages of the Module Pattern</text:p>
              </text:list-item>
              <text:list-item>
                <text:p text:style-name="P2">Disadvantages of the Module Pattern</text:p>
              </text:list-item>
              <text:list-item>
                <text:p text:style-name="P2">Our Application: Tic Tac Toe</text:p>
              </text:list-item>
              <text:list-item>
                <text:p text:style-name="P2">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3-26T10:20:57.44</meta:creation-date>
    <meta:editing-duration>PT6H8M44S</meta:editing-duration>
    <meta:editing-cycles>42</meta:editing-cycles>
    <dc:date>2015-04-08T14:51:29.93</dc:date>
    <meta:generator>OpenOffice/4.1.1$Win32 OpenOffice.org_project/411m6$Build-9775</meta:generator>
    <meta:document-statistic meta:object-count="85"/>
  </office:meta>
</office:document-meta>
</file>